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08fb" officeooo:paragraph-rsid="000908fb" style:font-weight-asian="bold" style:font-weight-complex="bold"/>
    </style:style>
    <style:style style:name="P2" style:family="paragraph" style:parent-style-name="Standard">
      <style:text-properties fo:font-size="14pt" fo:font-weight="normal" officeooo:rsid="000908fb" officeooo:paragraph-rsid="000908fb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0908fb" officeooo:paragraph-rsid="000908f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bb7e" officeooo:paragraph-rsid="0009bb7e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pan text:style-name="T1">Configuration Of the System :-</text:span></text:p>
      <text:p text:style-name="P2"><text:tab/>Memory :- 3.7 GiB</text:p>
      <text:p text:style-name="P2"><text:tab/>Processor :- <text:s/>Intel® Core™ i3-6006U CPU @ 2.00GHz × 4 </text:p>
      <text:p text:style-name="P2"><text:tab/>Graphics:- Intel® HD Graphics 520 (Skylake GT2)</text:p>
      <text:p text:style-name="P2"><text:tab/> OS type:- 64-bit</text:p>
      <text:p text:style-name="P2"><text:tab/>Disk :- 479.3 GB</text:p>
      <text:p text:style-name="P3">2) Observations :-</text:p>
      <text:p text:style-name="P4">Record Observations:</text:p>
      <text:p text:style-name="P4">1)​ ​ Varying FileSize with constant Memory:</text:p>
      <text:p text:style-name="P4">Take the main memory size as 100 MB and​ ​ run​ ​ you​ ​ algorithm​ ​ for​ ​ file​ ​ size​ ​ 5MB,​ ​ 50MB,​ ​ 500MB,</text:p>
      <text:p text:style-name="P4">1GB,​ ​ 2GB,​ ​ 3GB​ ​ and​ ​ note​ ​ the​ ​ time​ ​ taken​​ ​ for​ ​ each​ ​ run.</text:p>
      <text:p text:style-name="P4">2)​ ​ Varying​ ​ Memory​ ​ Size​ ​ with​ ​ constant​ ​ FileSize:</text:p>
      <text:p text:style-name="P4">Take​ ​ a ​ ​ file​ ​ of​ ​ size​ ​ 512MB​ ​ and​ ​ run​ ​ your​ ​ code​ ​ with​ ​ main​ ​ memory​ ​ argument​ ​ as​ ​ 25​ ​ MB,</text:p>
      <text:p text:style-name="P4">100​ ​ MB,​ ​ 250​ ​ MB,​ ​ 512​ ​ MB​ ​ and​ ​ note​ ​ the​ ​ time​ ​ taken​​ ​ for​ ​ each​ ​ run..</text:p>
      <text:p text:style-name="P4">Record​ ​ your​ ​ inferences​ ​ and​ ​ what​ ​ in​ ​ your​ ​ opinion​ ​ is​ ​ the​ ​ best​ ​ explanation​ ​ of​ ​ the​ ​ same.</text:p>
      <text:p text:style-name="P4">A​ ​ graphical​ ​ interpretation​ ​ will​ ​ also​ ​ suffice.</text:p>
      <text:p text:style-name="P3"><text:tab/></text:p>
      <text:p text:style-name="P3">3) Explain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4:49:57.501613344</meta:creation-date>
    <meta:generator>LibreOffice/5.1.6.2$Linux_X86_64 LibreOffice_project/10m0$Build-2</meta:generator>
    <dc:date>2017-09-10T15:53:52.891198684</dc:date>
    <meta:editing-duration>PT5M</meta:editing-duration>
    <meta:editing-cycles>2</meta:editing-cycles>
    <meta:document-statistic meta:table-count="0" meta:image-count="0" meta:object-count="0" meta:page-count="1" meta:paragraph-count="18" meta:word-count="57" meta:character-count="964" meta:non-whitespace-character-count="255"/>
  </office:meta>
</office:document-meta>
</file>